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969cm"/>
    </style:style>
    <style:style style:name="co14" style:family="table-column">
      <style:table-column-properties fo:break-before="auto" style:column-width="8.117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4.154cm"/>
    </style:style>
    <style:style style:name="co17" style:family="table-column">
      <style:table-column-properties fo:break-before="auto" style:column-width="8.726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0"/>
    <style:style style:name="ce18" style:family="table-cell" style:parent-style-name="Good" style:data-style-name="N3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19" style:family="table-cell" style:parent-style-name="Good" style:data-style-name="N30"/>
    <style:style style:name="ce16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eutral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8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1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1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7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5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1-240525-RC2-repack1</text:p>
          </table:table-cell>
          <table:table-cell/>
        </table:table-row>
        <table:table-row table:style-name="ro3">
          <table:table-cell table:style-name="ce13" office:value-type="string" calcext:value-type="string" table:number-columns-spanned="5" table:number-rows-spanned="1">
            <text:p>将1.1-240602-R1-repack1重命名为1.2-240602-stable，作为稳定版运行 <text:s text:c="3"/>期限至2024/10/1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3">
          <table:table-cell table:style-name="Good" office:value-type="string" calcext:value-type="string">
            <text:p>ISS0007</text:p>
          </table:table-cell>
          <table:table-cell table:style-name="Good" office:value-type="string" calcext:value-type="string">
            <text:p>标题和文章js注入</text:p>
          </table:table-cell>
          <table:table-cell table:style-name="Good" office:value-type="string" calcext:value-type="string">
            <text:p>反恶意注入，利用bs去除script标签和onclick属性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602-stable-rev1</text:p>
          </table:table-cell>
          <table:table-cell/>
        </table:table-row>
        <table:table-row table:style-name="ro3">
          <table:table-cell table:style-name="Good" office:value-type="string" calcext:value-type="string">
            <text:p>ISS0000-re1</text:p>
          </table:table-cell>
          <table:table-cell table:style-name="Good" office:value-type="string" calcext:value-type="string">
            <text:p>新登录时ISE去除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5" office:value-type="string" calcext:value-type="string">
            <text:p>*</text:p>
          </table:table-cell>
          <table:table-cell table:style-name="ce19" office:value-type="string" calcext:value-type="string">
            <text:p>1.2-240615-stable-rev2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7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7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512-RC1</text:p>
          </table:table-cell>
          <table:table-cell table:style-name="Warning"/>
          <table:table-cell/>
        </table:table-row>
        <table:table-row table:style-name="ro2">
          <table:table-cell table:style-name="Good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60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/>
          <table:table-cell table:style-name="Warning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管理界面添加系统信息</text:p>
          </table:table-cell>
          <table:table-cell table:style-name="Good" office:value-type="string" calcext:value-type="string">
            <text:p>动态加载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ce15"/>
          <table:table-cell table:style-name="Good" office:value-type="string" calcext:value-type="string">
            <text:p>1.1-240602-R1-repack1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将1.1-240602-R1-repack1重命名为1.2-240602-stable，作为稳定版运行 <text:s text:c="3"/>期限至2024/10/1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1</text:p>
          </table:table-cell>
          <table:table-cell table:style-name="Neutral" office:value-type="string" calcext:value-type="string">
            <text:p>图形验证码</text:p>
          </table:table-cell>
          <table:table-cell table:style-name="Neutral" office:value-type="string" calcext:value-type="string">
            <text:p>可以使用pillow，存入session，或使用第三方验证码库</text:p>
          </table:table-cell>
          <table:table-cell table:style-name="Neutral" office:value-type="string" calcext:value-type="string">
            <text:p>1.3及以后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3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 office:value-type="string" calcext:value-type="string">
            <text:p>1.3及以后</text:p>
          </table:table-cell>
          <table:table-cell table:style-name="ce21" table:number-columns-repeated="2"/>
          <table:table-cell table:style-name="Neutral"/>
          <table:table-cell table:number-columns-repeated="2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整理冗余代码</text:p>
          </table:table-cell>
          <table:table-cell table:style-name="Good" office:value-type="string" calcext:value-type="string">
            <text:p>（无）</text:p>
          </table:table-cell>
          <table:table-cell table:style-name="Good"/>
          <table:table-cell table:style-name="ce15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2-240622-stable-rev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6-22T18:21:31.136407310</dc:date>
    <meta:editing-duration>P5DT23H48M36S</meta:editing-duration>
    <meta:editing-cycles>43</meta:editing-cycles>
    <meta:generator>LibreOffice/7.3.7.2$Linux_AARCH64 LibreOffice_project/30$Build-2</meta:generator>
    <meta:document-statistic meta:table-count="2" meta:cell-count="121" meta:object-count="0"/>
  </office:meta>
</office:document-meta>
</file>